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703cm" table:align="left"/>
    </style:style>
    <style:style style:name="Tabla1.A" style:family="table-column">
      <style:table-column-properties style:column-width="5.099cm"/>
    </style:style>
    <style:style style:name="Tabla1.B" style:family="table-column">
      <style:table-column-properties style:column-width="4.6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rfc-language-tag="ca-ES-valencia" fo:language="ca" fo:country="ES" officeooo:rsid="000c9acd" officeooo:paragraph-rsid="0010f4f8" style:font-size-asian="14pt" style:font-size-complex="14pt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cca93" officeooo:paragraph-rsid="001e4e73"/>
    </style:style>
    <style:style style:name="P4" style:family="paragraph" style:parent-style-name="Standard">
      <style:text-properties style:rfc-language-tag="ca-ES-valencia" fo:language="ca" fo:country="ES" officeooo:rsid="000a9f4a" officeooo:paragraph-rsid="000a9f4a"/>
    </style:style>
    <style:style style:name="P5" style:family="paragraph" style:parent-style-name="Standard">
      <style:text-properties style:rfc-language-tag="ca-ES-valencia" fo:language="ca" fo:country="ES" officeooo:rsid="001cca93" officeooo:paragraph-rsid="001cca93"/>
    </style:style>
    <style:style style:name="P6" style:family="paragraph" style:parent-style-name="Standard" style:list-style-name="L1">
      <style:text-properties style:rfc-language-tag="ca-ES-valencia" fo:language="ca" fo:country="ES" officeooo:rsid="000a9f4a" officeooo:paragraph-rsid="000a9f4a"/>
    </style:style>
    <style:style style:name="P7" style:family="paragraph" style:parent-style-name="Standard">
      <style:text-properties fo:color="#f10d0c" loext:opacity="100%" style:rfc-language-tag="ca-ES-valencia" fo:language="ca" fo:country="ES" officeooo:rsid="001ea723" officeooo:paragraph-rsid="001ea723"/>
    </style:style>
    <style:style style:name="P8" style:family="paragraph" style:parent-style-name="Standard">
      <style:text-properties style:rfc-language-tag="ca-ES-valencia" fo:language="ca" fo:country="ES" officeooo:rsid="000a9f4a" officeooo:paragraph-rsid="001cca93"/>
    </style:style>
    <style:style style:name="P9" style:family="paragraph" style:parent-style-name="Standard">
      <style:text-properties style:rfc-language-tag="ca-ES-valencia" fo:language="ca" fo:country="ES" officeooo:rsid="001af572" officeooo:paragraph-rsid="001af572"/>
    </style:style>
    <style:style style:name="P10" style:family="paragraph" style:parent-style-name="Standard">
      <style:text-properties style:rfc-language-tag="ca-ES-valencia" fo:language="ca" fo:country="ES" officeooo:rsid="001af572" officeooo:paragraph-rsid="0021c28e"/>
    </style:style>
    <style:style style:name="P11" style:family="paragraph" style:parent-style-name="Standard">
      <style:text-properties style:rfc-language-tag="ca-ES-valencia" fo:language="ca" fo:country="ES" officeooo:rsid="000a9f4a" officeooo:paragraph-rsid="001fdf13"/>
    </style:style>
    <style:style style:name="P12" style:family="paragraph" style:parent-style-name="Standard">
      <style:text-properties style:rfc-language-tag="ca-ES-valencia" fo:language="ca" fo:country="ES" fo:font-weight="bold" officeooo:rsid="001af572" officeooo:paragraph-rsid="001af572" style:font-weight-asian="bold" style:font-weight-complex="bold"/>
    </style:style>
    <style:style style:name="P13" style:family="paragraph" style:parent-style-name="Standard">
      <style:text-properties style:rfc-language-tag="ca-ES-valencia" fo:language="ca" fo:country="ES" fo:font-weight="bold" officeooo:rsid="001af572" officeooo:paragraph-rsid="0021c28e" style:font-weight-asian="bold" style:font-weight-complex="bold"/>
    </style:style>
    <style:style style:name="P14" style:family="paragraph" style:parent-style-name="Standard">
      <style:text-properties style:rfc-language-tag="ca-ES-valencia" fo:language="ca" fo:country="ES" officeooo:rsid="001ff0ce" officeooo:paragraph-rsid="001ff0ce"/>
    </style:style>
    <style:style style:name="P15" style:family="paragraph" style:parent-style-name="Standard">
      <style:text-properties style:rfc-language-tag="ca-ES-valencia" fo:language="ca" fo:country="ES" fo:font-weight="bold" officeooo:rsid="001af572" officeooo:paragraph-rsid="000a9f4a" style:font-weight-asian="bold" style:font-weight-complex="bold"/>
    </style:style>
    <style:style style:name="P16" style:family="paragraph" style:parent-style-name="Standard">
      <style:text-properties style:rfc-language-tag="ca-ES-valencia" fo:language="ca" fo:country="ES" officeooo:rsid="000a9f4a" officeooo:paragraph-rsid="0017b3df"/>
    </style:style>
    <style:style style:name="P17" style:family="paragraph" style:parent-style-name="Standard">
      <style:text-properties style:rfc-language-tag="ca-ES-valencia" fo:language="ca" fo:country="ES" officeooo:rsid="0017b3df" officeooo:paragraph-rsid="0017b3df"/>
    </style:style>
    <style:style style:name="P18" style:family="paragraph" style:parent-style-name="Standard">
      <style:text-properties style:rfc-language-tag="ca-ES-valencia" fo:language="ca" fo:country="ES" officeooo:rsid="000f1875" officeooo:paragraph-rsid="000f1875"/>
    </style:style>
    <style:style style:name="P19" style:family="paragraph" style:parent-style-name="Standard">
      <style:paragraph-properties fo:break-before="page"/>
      <style:text-properties style:rfc-language-tag="ca-ES-valencia" fo:language="ca" fo:country="ES" officeooo:rsid="000f1875" officeooo:paragraph-rsid="000f1875"/>
    </style:style>
    <style:style style:name="P20" style:family="paragraph" style:parent-style-name="Standard">
      <style:paragraph-properties fo:text-align="center" style:justify-single-word="false"/>
      <style:text-properties style:rfc-language-tag="ca-ES-valencia" fo:language="ca" fo:country="ES" officeooo:rsid="0012aadc" officeooo:paragraph-rsid="0012aadc"/>
    </style:style>
    <style:style style:name="P21" style:family="paragraph" style:parent-style-name="Table_20_Contents">
      <style:paragraph-properties fo:text-align="center" style:justify-single-word="false"/>
      <style:text-properties style:rfc-language-tag="ca-ES-valencia" fo:language="ca" fo:country="ES" officeooo:rsid="0012aadc" officeooo:paragraph-rsid="0012aadc"/>
    </style:style>
    <style:style style:name="P22" style:family="paragraph" style:parent-style-name="Standard">
      <style:text-properties style:rfc-language-tag="ca-ES-valencia" fo:language="ca" fo:country="ES" officeooo:rsid="0012aadc" officeooo:paragraph-rsid="0012aadc"/>
    </style:style>
    <style:style style:name="P23" style:family="paragraph" style:parent-style-name="Standard">
      <style:text-properties style:rfc-language-tag="ca-ES-valencia" fo:language="ca" fo:country="ES" officeooo:rsid="000f1875" officeooo:paragraph-rsid="0012aadc"/>
    </style:style>
    <style:style style:name="P24" style:family="paragraph" style:parent-style-name="Standard">
      <style:text-properties style:rfc-language-tag="ca-ES-valencia" fo:language="ca" fo:country="ES" officeooo:rsid="000f1875" officeooo:paragraph-rsid="001432cc"/>
    </style:style>
    <style:style style:name="P25" style:family="paragraph" style:parent-style-name="Standard">
      <style:text-properties style:use-window-font-color="true" loext:opacity="0%" style:font-name="Liberation Serif" fo:font-size="12pt" style:rfc-language-tag="ca-ES-valencia" fo:language="ca" fo:country="ES" officeooo:rsid="000f1875" officeooo:paragraph-rsid="000f1875" style:font-size-asian="12pt" style:font-size-complex="12pt"/>
    </style:style>
    <style:style style:name="T1" style:family="text">
      <style:text-properties officeooo:rsid="001432cc"/>
    </style:style>
    <style:style style:name="T2" style:family="text">
      <style:text-properties officeooo:rsid="001e4e73"/>
    </style:style>
    <style:style style:name="T3" style:family="text">
      <style:text-properties officeooo:rsid="0010f4f8"/>
    </style:style>
    <style:style style:name="T4" style:family="text">
      <style:text-properties officeooo:rsid="001af572"/>
    </style:style>
    <style:style style:name="T5" style:family="text">
      <style:text-properties officeooo:rsid="0017b3df"/>
    </style:style>
    <style:style style:name="T6" style:family="text">
      <style:text-properties officeooo:rsid="000c9acd"/>
    </style:style>
    <style:style style:name="T7" style:family="text">
      <style:text-properties officeooo:rsid="000a9f4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9f4a"/>
    </style:style>
    <style:style style:name="T10" style:family="text">
      <style:text-properties style:text-underline-style="solid" style:text-underline-width="auto" style:text-underline-color="font-color" officeooo:rsid="001432cc"/>
    </style:style>
    <style:style style:name="T11" style:family="text">
      <style:text-properties officeooo:rsid="001ea723"/>
    </style:style>
    <style:style style:name="T12" style:family="text">
      <style:text-properties officeooo:rsid="001cca93"/>
    </style:style>
    <style:style style:name="T13" style:family="text">
      <style:text-properties officeooo:rsid="000f187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1c28e"/>
    </style:style>
    <style:style style:name="T16" style:family="text">
      <style:text-properties fo:color="#c9211e" loext:opacity="100%" officeooo:rsid="001cca93"/>
    </style:style>
    <style:style style:name="T17" style:family="text">
      <style:text-properties fo:color="#c9211e" loext:opacity="100%" officeooo:rsid="000a9f4a"/>
    </style:style>
    <style:style style:name="T18" style:family="text">
      <style:text-properties fo:color="#c9211e" loext:opacity="100%" officeooo:rsid="001fdf13"/>
    </style:style>
    <style:style style:name="T19" style:family="text">
      <style:text-properties officeooo:rsid="001fdf13"/>
    </style:style>
    <style:style style:name="T20" style:family="text">
      <style:text-properties officeooo:rsid="0019768c"/>
    </style:style>
    <style:style style:name="T21" style:family="text">
      <style:text-properties style:text-position="super 58%"/>
    </style:style>
    <style:style style:name="T22" style:family="text">
      <style:text-properties officeooo:rsid="0022fece"/>
    </style:style>
    <style:style style:name="T23" style:family="text">
      <style:text-properties fo:font-weight="bold" officeooo:rsid="001af572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<text:span text:style-name="T1">e</text:span><text:span text:style-name="T2">s</text:span> formati<text:span text:style-name="T1">u</text:span><text:span text:style-name="T2">s</text:span> gra<text:span text:style-name="T1">u</text:span> superior </text:p>
      <text:p text:style-name="P1">Módul profe<text:span text:style-name="T1">s</text:span>sional: <text:span text:style-name="T3">P</text:span>ro<text:span text:style-name="T1">jec</text:span>t<text:span text:style-name="T1">e</text:span> <text:span text:style-name="T3">de </text:span><text:span text:style-name="T1">DA</text:span><text:span text:style-name="T4">M</text:span><text:span text:style-name="T1">/</text:span><text:span text:style-name="T5">DA</text:span><text:span text:style-name="T4">W/ASIX</text:span></text:p>
      <text:p text:style-name="P2"/>
      <text:p text:style-name="P3">Al principi, el tutor/a, <text:span text:style-name="T6">facilitar</text:span><text:span text:style-name="T1">à </text:span>als alumnes<text:span text:style-name="T6">: <text:s text:c="2"/></text:span></text:p>
      <text:p text:style-name="P3"><text:span text:style-name="T7"><text:tab/><text:tab/>Logos + </text:span><text:span text:style-name="T6">Document </text:span><text:span text:style-name="T1">amb</text:span><text:span text:style-name="T6"> </text:span><text:span text:style-name="T7">Format </text:span><text:span text:style-name="T1">inicial ( esquelet )</text:span></text:p>
      <text:p text:style-name="P4"/>
      <text:p text:style-name="P5">Es demana que cada alumne, <text:span text:style-name="T8">c</text:span><text:span text:style-name="T9">ada se</text:span><text:span text:style-name="T10">t</text:span><text:span text:style-name="T9">mana:</text:span></text:p>
      <text:list text:style-name="L1">
        <text:list-item>
          <text:p text:style-name="P6">Entregar document en curs <text:span text:style-name="T6">(pdf)</text:span></text:p>
        </text:list-item>
        <text:list-item>
          <text:p text:style-name="P6"><text:span text:style-name="T1">Num. Hores dedicades <text:s/></text:span><text:s/><text:span text:style-name="T6">(calc)</text:span></text:p>
        </text:list-item>
      </text:list>
      <text:p text:style-name="P7">Es creará una carpeta on posar les memòries on-line per vore el progrés.</text:p>
      <text:p text:style-name="P7">Cada alumne una carpeta independent amb permisos per accedir sols l’alumne i el tutor (i equip docent)</text:p>
      <text:p text:style-name="P5"/>
      <text:p text:style-name="P5">El tutor/a portarà un registre de les entregues <text:s/><text:span text:style-name="T11">(si posem la carpeta, ja no cal )</text:span></text:p>
      <text:p text:style-name="P8"/>
      <text:p text:style-name="P9"><text:span text:style-name="T12">En </text:span>Febrer</text:p>
      <text:p text:style-name="P4"><text:span text:style-name="T1">7</text:span> → <text:s/>Nom pro<text:span text:style-name="T1">jecte</text:span>. <text:span text:style-name="T13">Pla de tr</text:span><text:span text:style-name="T1">eball</text:span><text:span text:style-name="T13">.</text:span></text:p>
      <text:p text:style-name="P4"><text:span text:style-name="T1">1</text:span><text:span text:style-name="T11">9</text:span> → Esquelet principal <text:s/>(portada, <text:span text:style-name="T1">índex</text:span>, introducció, des<text:span text:style-name="T1">envolup</text:span>, conclusió, webgrafia)</text:p>
      <text:p text:style-name="P4"><text:span text:style-name="T1">2</text:span><text:span text:style-name="T11">5</text:span> → Introducció</text:p>
      <text:p text:style-name="P4"/>
      <text:p text:style-name="P9">Març</text:p>
      <text:p text:style-name="P9">Inici del projecte</text:p>
      <text:p text:style-name="P9"><text:span text:style-name="T14">Reunions inicials</text:span> amb els tutors individuals de projecte</text:p>
      <text:p text:style-name="P4"/>
      <text:p text:style-name="P10"><text:span text:style-name="T15">Abril </text:span><text:span text:style-name="T16"><text:s/></text:span><text:span text:style-name="T17"><text:s text:c="2"/>pasqua <text:s/></text:span><text:span text:style-name="T18">(17-28)</text:span></text:p>
      <text:p text:style-name="P11"><text:span text:style-name="T19">1</text:span>→ Inici del des<text:span text:style-name="T1">envolupament</text:span>. <text:span text:style-name="T6">Dise</text:span><text:span text:style-name="T1">ny</text:span></text:p>
      <text:p text:style-name="P11"><text:span text:style-name="T20">14</text:span> → avan<text:span text:style-name="T1">ços</text:span> en el <text:s/>des<text:span text:style-name="T1">envolupament</text:span></text:p>
      <text:p text:style-name="P11"><text:span text:style-name="T19">30</text:span> → avan<text:span text:style-name="T1">ços</text:span> en el <text:s/>des<text:span text:style-name="T1">envolupament</text:span></text:p>
      <text:p text:style-name="P11"/>
      <text:p text:style-name="P12">Reunions intermèdies</text:p>
      <text:p text:style-name="P4">Ma<text:span text:style-name="T1">ig</text:span></text:p>
      <text:p text:style-name="P4"><text:span text:style-name="T1">2</text:span> <text:s/>→ conclu<text:span text:style-name="T1">sions</text:span></text:p>
      <text:p text:style-name="P4"><text:span text:style-name="T1">9</text:span> <text:s/>→ remates final<text:span text:style-name="T1">s</text:span></text:p>
      <text:p text:style-name="P13"/>
      <text:p text:style-name="P13">Reunions finals</text:p>
      <text:p text:style-name="P14">12 <text:span text:style-name="T7">→ </text:span>treballar presentacio</text:p>
      <text:p text:style-name="P14">19 de maig : primer torn</text:p>
      <text:p text:style-name="P15"/>
      <text:p text:style-name="P13"><text:span text:style-name="T15">Defenses dels projectes</text:span></text:p>
      <text:p text:style-name="P4"><text:span text:style-name="T5">1</text:span><text:span text:style-name="T12">2</text:span><text:span text:style-name="T5">/5</text:span> → entrega final <text:s/><text:span text:style-name="T5">(1er torn) <text:s text:c="2"/></text:span><text:span text:style-name="T4">Presentacions <text:s/>( 6 – </text:span><text:span text:style-name="T12">10</text:span><text:span text:style-name="T4"> maig)</text:span></text:p>
      <text:p text:style-name="P16"><text:span text:style-name="T5">1</text:span><text:span text:style-name="T12">6</text:span><text:span text:style-name="T5">/6</text:span> → entrega final <text:s/><text:span text:style-name="T5">(2on torn) <text:s/></text:span><text:span text:style-name="T4">Presentacions ( 1</text:span><text:span text:style-name="T12">9</text:span><text:span text:style-name="T4"> – </text:span><text:span text:style-name="T12">21</text:span><text:span text:style-name="T4"> juny) </text:span></text:p>
      <text:p text:style-name="P4"/>
      <text:p text:style-name="P17">Avaluació</text:p>
      <text:p text:style-name="P17">1<text:span text:style-name="T21">a</text:span> <text:span text:style-name="T12">torn</text:span> <text:span text:style-name="T12">19</text:span>/5/2<text:span text:style-name="T12">5</text:span></text:p>
      <text:p text:style-name="P17">2<text:span text:style-name="T21">a </text:span><text:s/><text:span text:style-name="T12">torn</text:span> 2<text:span text:style-name="T12">5</text:span>/6/2<text:span text:style-name="T12">5</text:span></text:p>
      <text:p text:style-name="P4"/>
      <text:p text:style-name="P4"/>
      <text:p text:style-name="P18"/>
      <text:p text:style-name="P19"><text:span text:style-name="T22">RUBRICA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Aspect<text:span text:style-name="T1">e</text:span>s formals</text:p>
          </table:table-cell>
          <table:table-cell table:style-name="Tabla1.B1" office:value-type="string">
            <text:p text:style-name="P21">20%</text:p>
          </table:table-cell>
        </table:table-row>
        <table:table-row>
          <table:table-cell table:style-name="Tabla1.A2" office:value-type="string">
            <text:p text:style-name="P20">Cont<text:span text:style-name="T1">inguts</text:span></text:p>
          </table:table-cell>
          <table:table-cell table:style-name="Tabla1.B2" office:value-type="string">
            <text:p text:style-name="P21">50%</text:p>
          </table:table-cell>
        </table:table-row>
        <table:table-row>
          <table:table-cell table:style-name="Tabla1.A2" office:value-type="string">
            <text:p text:style-name="P20">Exposició y defensa</text:p>
          </table:table-cell>
          <table:table-cell table:style-name="Tabla1.B2" office:value-type="string">
            <text:p text:style-name="P21">30%</text:p>
          </table:table-cell>
        </table:table-row>
      </table:table>
      <text:p text:style-name="P22"/>
      <text:p text:style-name="P23">Ortografia, gramàtica y estètica</text:p>
      <text:p text:style-name="P18">S’han desenvolupat<text:span text:style-name="T1"> totes</text:span> l<text:span text:style-name="T1">e</text:span>s parts del pro<text:span text:style-name="T1">jecte</text:span></text:p>
      <text:p text:style-name="P22">El document cont<text:span text:style-name="T1">é</text:span> to<text:span text:style-name="T1">t</text:span>s <text:span text:style-name="T1">els</text:span> aparta<text:span text:style-name="T1">ts</text:span> prop<text:span text:style-name="T1">osats</text:span></text:p>
      <text:p text:style-name="P18">Se segueix el pla de tr<text:span text:style-name="T1">eball</text:span> prop<text:span text:style-name="T1">osat</text:span></text:p>
      <text:p text:style-name="P18">S’ha executat el pro<text:span text:style-name="T1">jecte</text:span></text:p>
      <text:p text:style-name="P24">S’ha exp<text:span text:style-name="T1">osat i defensat </text:span>el pro<text:span text:style-name="T1">jecte</text:span></text:p>
      <text:p text:style-name="P24"/>
      <text:p text:style-name="P18"><text:span text:style-name="T14"/></text:p>
      <text:p text:style-name="P18"><text:span text:style-name="T14"/></text:p>
      <text:p text:style-name="P18"><text:span text:style-name="T14">Fases </text:span><text:span text:style-name="T23">de realització del projecte</text:span></text:p>
      <text:p text:style-name="P25"/>
      <text:p text:style-name="P25"><text:span text:style-name="T24">Anàlisi</text:span><text:line-break/><text:span text:style-name="T25">− </text:span><text:span text:style-name="T24">Recopilació d'informació.</text:span><text:line-break/><text:span text:style-name="T25">− </text:span><text:span text:style-name="T24">Identificació i priorització de necessitats.</text:span><text:line-break/><text:span text:style-name="T25">− </text:span><text:span text:style-name="T24">Identificació dels aspectes que faciliten o dificulten el desenvolupament de la possible intervenció.</text:span><text:line-break/><text:line-break/><text:span text:style-name="T24">Disseny</text:span><text:line-break/><text:span text:style-name="T25">− </text:span><text:span text:style-name="T24">Definició o adaptació de la intervenció.</text:span><text:line-break/><text:span text:style-name="T25">− </text:span><text:span text:style-name="T24">Priorització i seqüenciació de les accions.</text:span><text:line-break/><text:span text:style-name="T25">− </text:span><text:span text:style-name="T24">Planificació de la intervenció.</text:span><text:line-break/><text:span text:style-name="T25">− </text:span><text:span text:style-name="T24">Determinació de recursos.</text:span><text:line-break/><text:span text:style-name="T25">− </text:span><text:span text:style-name="T24">Planificació de l'avaluació.</text:span><text:line-break/><text:span text:style-name="T25">− </text:span><text:span text:style-name="T24">Disseny de documentació.</text:span><text:line-break/><text:span text:style-name="T25">− </text:span><text:span text:style-name="T24">Pla d'atenció al client.</text:span><text:line-break/><text:line-break/><text:span text:style-name="T24">Organització</text:span><text:line-break/><text:span text:style-name="T25">− </text:span><text:span text:style-name="T24">Detecció de demandes i necessitats.</text:span><text:line-break/><text:span text:style-name="T25">− </text:span><text:span text:style-name="T24">Programació.</text:span><text:line-break/><text:span text:style-name="T25">− </text:span><text:span text:style-name="T24">Gestió.</text:span><text:line-break/><text:span text:style-name="T25">− </text:span><text:span text:style-name="T24">Coordinació i supervisió de la intervenció.</text:span><text:line-break/><text:span text:style-name="T25">− </text:span><text:span text:style-name="T24">Elaboració d'informes.</text:span><text:line-break/><text:line-break/><text:span text:style-name="T24">Objectius generals</text:span><text:line-break/><text:span text:style-name="T25">− </text:span><text:span text:style-name="T24">L'execució de treballs en equip.</text:span><text:line-break/><text:span text:style-name="T25">− </text:span><text:span text:style-name="T24">La responsabilitat i l'autoavaluació del treball realitzat.</text:span><text:line-break/><text:span text:style-name="T25">− </text:span><text:span text:style-name="T24">L'autonomia i la iniciativa personal.</text:span><text:line-break/><text:span text:style-name="T25">− </text:span><text:span text:style-name="T24">L'ús de les Tecnologies de la Informació i de la Comunicació.</text:span> 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a12" style:family="paragraph" style:default-outline-level="">
      <style:paragraph-properties style:line-height-at-least="0.355cm"/>
    </style:style>
    <style:style style:name="Pa6" style:family="paragraph" style:default-outline-level="">
      <style:paragraph-properties style:line-height-at-least="0.355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1-17T22:21:00</meta:creation-date>
    <meta:generator>LibreOffice/24.8.4.2$Windows_X86_64 LibreOffice_project/bb3cfa12c7b1bf994ecc5649a80400d06cd71002</meta:generator>
    <dc:date>2025-01-15T15:56:41.680000000</dc:date>
    <meta:editing-duration>PT1H3M22S</meta:editing-duration>
    <meta:editing-cycles>15</meta:editing-cycles>
    <dc:title>Disposición 18355 del BOE núm. 278 de 2009</dc:title>
    <meta:initial-creator>MINISTERIO DE EDUCACIÓN</meta:initial-creator>
    <dc:subject>BOE-A-2009-18355</dc:subject>
    <meta:keyword>DECRETO 1629/2009 de 30/10/2009;MINISTERIO DE EDUCACIÓN;BOE-A-2009-18355;BOE 278 de 2009;18355;18/11/2009</meta:keyword>
    <meta:document-statistic meta:table-count="1" meta:image-count="0" meta:object-count="0" meta:page-count="2" meta:paragraph-count="49" meta:word-count="363" meta:character-count="2320" meta:non-whitespace-character-count="1975"/>
  </office:meta>
</office:document-meta>
</file>